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 style:family="paragraph" style:parent-style-name="Standard">
      <style:paragraph-properties style:text-autospace="none"/>
      <style:text-properties style:font-name="Times New Roman" fo:font-size="12pt" style:font-size-asian="12pt" style:font-size-complex="12pt"/>
    </style:style>
    <style:style style:name="P3" style:family="paragraph" style:parent-style-name="Standard">
      <style:paragraph-properties fo:text-align="end" style:justify-single-word="false"/>
      <style:text-properties style:font-name="Times New Roman" fo:font-size="12pt" style:font-size-asian="12pt" style:font-size-complex="12pt"/>
    </style:style>
    <style:style style:name="P4" style:family="paragraph" style:parent-style-name="Standard">
      <style:paragraph-properties fo:margin-top="1cm" fo:margin-bottom="0cm" fo:text-align="end" style:justify-single-word="false"/>
      <style:text-properties style:font-name="Times New Roman" fo:font-size="12pt" style:font-size-asian="12pt" style:font-size-complex="12pt"/>
    </style:style>
    <style:style style:name="P5" style:family="paragraph" style:parent-style-name="Standard">
      <style:paragraph-properties fo:margin-top="1cm" fo:margin-bottom="0cm" fo:text-align="start"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top="0cm" fo:margin-bottom="0cm"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top="0cm" fo:margin-bottom="0cm" fo:text-align="end" style:justify-single-word="false"/>
      <style:text-properties style:font-name="Times New Roman" fo:font-size="12pt" style:font-size-asian="12pt" style:font-size-complex="12pt"/>
    </style:style>
    <style:style style:name="P8" style:family="paragraph" style:parent-style-name="Standard">
      <style:paragraph-properties fo:margin-top="0cm" fo:margin-bottom="0cm" fo:text-align="start" style:justify-single-word="false"/>
      <style:text-properties style:font-name="Times New Roman" fo:font-size="12pt" style:font-size-asian="12pt" style:font-size-complex="12pt"/>
    </style:style>
    <style:style style:name="P9" style:family="paragraph" style:parent-style-name="Standard">
      <style:paragraph-properties fo:margin-top="0cm" fo:margin-bottom="0cm"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top="9.999cm" fo:margin-bottom="0cm" fo:text-align="end" style:justify-single-word="false"/>
      <style:text-properties style:font-name="Times New Roman" fo:font-size="12pt" style:font-size-asian="12pt" style:font-size-complex="12pt"/>
    </style:style>
    <style:style style:name="P11"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12"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14" style:family="paragraph" style:parent-style-name="Standard">
      <style:paragraph-properties style:text-autospace="none"/>
      <style:text-properties fo:color="#008000" style:font-name="Times New Roman" fo:font-size="12pt" style:font-name-asian="Consolas" style:font-size-asian="12pt" style:font-name-complex="Consolas" style:font-size-complex="12pt"/>
    </style:style>
    <style:style style:name="P15" style:family="paragraph" style:parent-style-name="Standard">
      <style:paragraph-properties fo:margin-top="9.601cm" fo:margin-bottom="0cm" fo:text-align="center" style:justify-single-word="false"/>
      <style:text-properties style:font-name="Times New Roman" fo:font-size="32pt" style:font-size-asian="32pt" style:font-size-complex="32pt"/>
    </style:style>
    <style:style style:name="P16" style:family="paragraph" style:parent-style-name="Standard">
      <style:paragraph-properties fo:margin-top="0cm" fo:margin-bottom="0cm" fo:text-align="center" style:justify-single-word="false"/>
      <style:text-properties style:font-name="Times New Roman" fo:font-size="16pt" style:font-size-asian="16pt" style:font-size-complex="16pt"/>
    </style:style>
    <style:style style:name="P17" style:family="paragraph" style:parent-style-name="Standard">
      <style:paragraph-properties fo:margin-top="1cm" fo:margin-bottom="0cm" fo:text-align="start"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ff" style:font-name-asian="Consolas" style:font-name-complex="Consolas"/>
    </style:style>
    <style:style style:name="T7" style:family="text">
      <style:text-properties fo:color="#0000ff" style:text-underline-style="none" fo:font-weight="normal" style:font-name-asian="Consolas" style:font-weight-asian="normal" style:font-name-complex="Consolas" style:font-weight-complex="normal"/>
    </style:style>
    <style:style style:name="T8" style:family="text">
      <style:text-properties fo:color="#0000ff" style:text-underline-style="none" fo:font-weight="normal" style:font-weight-asian="normal" style:font-weight-complex="normal"/>
    </style:style>
    <style:style style:name="T9" style:family="text">
      <style:text-properties fo:color="#0000ff" fo:font-weight="normal" style:font-name-asian="Consolas" style:font-weight-asian="normal" style:font-name-complex="Consolas" style:font-weight-complex="normal"/>
    </style:style>
    <style:style style:name="T10" style:family="text">
      <style:text-properties fo:color="#000000" style:font-name-asian="Consolas" style:font-name-complex="Consolas"/>
    </style:style>
    <style:style style:name="T11" style:family="text">
      <style:text-properties fo:color="#000000" style:text-underline-style="solid" style:text-underline-width="auto" style:text-underline-color="font-color" style:font-name-asian="Consolas" style:font-name-complex="Consolas"/>
    </style:style>
    <style:style style:name="T12" style:family="text">
      <style:text-properties fo:color="#000000" style:text-underline-style="solid" style:text-underline-width="auto" style:text-underline-color="font-color" fo:font-weight="normal" style:font-name-asian="Consolas" style:font-weight-asian="normal" style:font-name-complex="Consolas" style:font-weight-complex="normal"/>
    </style:style>
    <style:style style:name="T13" style:family="text">
      <style:text-properties fo:color="#000000" style:text-underline-style="none" style:font-name-asian="Consolas" style:font-name-complex="Consolas"/>
    </style:style>
    <style:style style:name="T14" style:family="text">
      <style:text-properties fo:color="#000000" style:text-underline-style="none" fo:font-weight="normal" style:font-name-asian="Consolas" style:font-weight-asian="normal" style:font-name-complex="Consolas" style:font-weight-complex="normal"/>
    </style:style>
    <style:style style:name="T15" style:family="text">
      <style:text-properties fo:color="#000000" style:text-underline-style="none" fo:font-weight="bold" style:font-name-asian="Consolas" style:font-weight-asian="bold" style:font-name-complex="Consolas" style:font-weight-complex="bold"/>
    </style:style>
    <style:style style:name="T16" style:family="text">
      <style:text-properties fo:color="#000000" fo:font-weight="bold" style:font-name-asian="Consolas" style:font-weight-asian="bold" style:font-name-complex="Consolas" style:font-weight-complex="bold"/>
    </style:style>
    <style:style style:name="T17" style:family="text">
      <style:text-properties fo:color="#000000" fo:font-weight="normal" style:font-name-asian="Consolas" style:font-weight-asian="normal" style:font-name-complex="Consolas" style:font-weight-complex="normal"/>
    </style:style>
    <style:style style:name="T18" style:family="text">
      <style:text-properties fo:color="#2b91af" style:font-name-asian="Consolas" style:font-name-complex="Consolas"/>
    </style:style>
    <style:style style:name="T19" style:family="text">
      <style:text-properties fo:color="#2b91af" style:text-underline-style="none" fo:font-weight="normal" style:font-name-asian="Consolas" style:font-weight-asian="normal" style:font-name-complex="Consolas" style:font-weight-complex="normal"/>
    </style:style>
    <style:style style:name="T20" style:family="text">
      <style:text-properties fo:color="#2b91af" style:text-underline-style="none" style:font-name-asian="Consolas" style:font-name-complex="Consolas"/>
    </style:style>
    <style:style style:name="T21" style:family="text">
      <style:text-properties fo:color="#2b91af" fo:font-weight="normal" style:font-name-asian="Consolas" style:font-weight-asian="normal" style:font-name-complex="Consolas" style:font-weight-complex="normal"/>
    </style:style>
    <style:style style:name="T22" style:family="text">
      <style:text-properties fo:color="#008000" style:font-name-asian="Consolas" style:font-name-complex="Consolas"/>
    </style:style>
    <style:style style:name="T23" style:family="text">
      <style:text-properties fo:color="#008080" style:font-name-asian="Consolas" style:font-name-complex="Consolas"/>
    </style:style>
    <style:style style:name="T24" style:family="text">
      <style:text-properties fo:color="#a31515" style:font-name-asian="Consolas" style:font-name-complex="Consolas"/>
    </style:style>
    <style:style style:name="T25" style:family="text">
      <style:text-properties fo:color="#2f4f4f" style:font-name-asian="Consolas" style:font-name-complex="Consolas"/>
    </style:style>
    <style:style style:name="T26" style:family="text">
      <style:text-properties fo:color="#2f4f4f" style:text-underline-style="none" style:font-name-asian="Consolas" style:font-name-complex="Consolas"/>
    </style:style>
    <style:style style:name="T27" style:family="text">
      <style:text-properties fo:color="#2f4f4f" style:text-underline-style="none" fo:font-weight="normal" style:font-name-asian="Consolas" style:font-weight-asian="normal" style:font-name-complex="Consolas" style:font-weight-complex="normal"/>
    </style:style>
    <style:style style:name="T28" style:family="text">
      <style:text-properties fo:color="#808080" style:font-name-asian="Consolas" style:font-name-complex="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iwice 16.12.2019</text:p>
      <text:p text:style-name="P15">Programowanie Komputerów</text:p>
      <text:p text:style-name="P16">Temat: Kolejka 4B</text:p>
      <text:p text:style-name="P10">Autor: Adrian Michałek</text:p>
      <text:p text:style-name="P7">Semestr: Trzeci</text:p>
      <text:p text:style-name="P7">Grupa: III</text:p>
      <text:p text:style-name="P7">Sekcja: -</text:p>
      <text:p text:style-name="P4">Prowadzący: dr. inż. Jerzy Rospondek</text:p>
      <text:p text:style-name="P17"><text:soft-page-break/>Analiza Rozwiązania</text:p>
      <text:p text:style-name="P9"/>
      <text:p text:style-name="P6">Głównym zadaniem kontenera (klasy generycznej) <text:span text:style-name="T4">Queue</text:span> jest przechowywanie danych dowolnego typu oraz dostęp do nich za pomocą odpowiednich metod. Klasa <text:span text:style-name="T4">Queue</text:span> zaprojektowania zostanie w myśl zasady FIFO (First In, First Out) <text:span text:style-name="T1">pierwszy na wejściu pierwszy na wyjściu. </text:span><text:span text:style-name="T2">Kolejka zaimplementowana zostanie za pomocą listy dwukierunkowej składającej się z węzłów wskazujących bezpośrednio na poprzedni i następny węzeł. Do implementacji kontenera użyte zostaną trzy klasy pomocnicze. Pierwszą klasą generyczną będzie </text:span><text:span text:style-name="T3">Node</text:span><text:span text:style-name="T2"> opisujący węzeł listy dwukierunkowej. Drugą klasą generyczną będzie </text:span><text:span text:style-name="T3">Guard</text:span><text:span text:style-name="T2">. Klasa ta pomoże w szybki i łatwy sposób znaleźć ewentualne wycieki pamięci w trakcie projektowania pozostałych klas, jej zadaniem będzie między innymi porównanie ilości zaalokowanych bajtów przed użyciem obiektów z ilością zaalokowanych bajtów po zniszczeniu obiektów. Trzecią klasą generyczną będzie lista dwukierunkowa </text:span><text:span text:style-name="T3">DoublyLinkedList</text:span><text:span text:style-name="T2"> składająca się z elementów typu </text:span><text:span text:style-name="T3">Node</text:span><text:span text:style-name="T2"> umożliwiająca operacje na węzłach. Klasa </text:span><text:span text:style-name="T3">Queue</text:span><text:span text:style-name="T2"> składać się będzie z obiektu klasy </text:span><text:span text:style-name="T3">DoublyLinkedList</text:span><text:span text:style-name="T2"> dodając jedynie warstwę abstrakcji, umożliwiając tym samym operacje dodawania/usuwania elementu z kolejki, wypisywania jej zawartości, możliwość dostania się do pierwszego i ostatniego elementu jak i informacje o ilości elementów w kolejce. Węzły będą tworzone jak i niszczone na stercie ze względu na większe możliwości jakie oferuje sterta. Klasa </text:span><text:span text:style-name="T3">Node</text:span><text:span text:style-name="T2"> przetrzymywać będzie informacje o ilości zaalokowanych bajtów za pomocą statycznej zmiennej. Klasa <text:s/></text:span><text:span text:style-name="T3">DoublyLinkedList</text:span><text:span text:style-name="T2"> posiadać będzie limit ilości węzłów, który w łatwy sposób może zostać zwiększony przez programistę. Klasa </text:span><text:span text:style-name="T3">Queue</text:span><text:span text:style-name="T2"> oprócz dodatkowej abstrakcji zawierać będzie stan typu wyliczeniowego oraz operacje typu wyliczeniowego. Dla kolejki zaimplementowana zostanie metoda zwracająca aktualny stan tj. czy kolejka jest pusta, pełna lub wypełniona oraz metoda zwracająca aktualny błąd operacji na niej np. próba usunięcia elementu w przypadku gdy kolejka jest pusta lub próba dodania elementu w przypadku gdy kolejka jest pełna.</text:span></text:p>
      <text:p text:style-name="P17">Specyfikacja zewnętrzna</text:p>
      <text:p text:style-name="P9"/>
      <text:p text:style-name="P8"><text:span text:style-name="T5">Kolejkę należy wykorzystać wszędzie tam gdzie zależy nam na odpowiedniej kolejności elementów. Kolejkę używamy definiując obiekt typu </text:span><text:span text:style-name="T4">Queue&lt;T&gt; </text:span><text:span text:style-name="T5">gdzie </text:span><text:span text:style-name="T4">T</text:span><text:span text:style-name="T5"> oznacza typ danych jaki chcielibyśmy przechować. Przykładowe zadeklarowanie kolejki na stosie:<text:line-break/></text:span><text:span text:style-name="T18">Queue</text:span><text:span text:style-name="T10">&lt;</text:span><text:span text:style-name="T6">int</text:span><text:span text:style-name="T10">&gt; queue;<text:line-break/><text:line-break/>Kolejka posiada również dwa dodatkowe konstruktory kopiujące (poprzez referencję i przesunięcie semantyczne):<text:line-break/></text:span><text:span text:style-name="T18">Queue</text:span><text:span text:style-name="T10">&lt;</text:span><text:span text:style-name="T6">int</text:span><text:span text:style-name="T10">&gt; queue(q);</text:span></text:p>
      <text:p text:style-name="P2"><text:span text:style-name="T18">Queue</text:span><text:span text:style-name="T10">&lt;</text:span><text:span text:style-name="T6">int</text:span><text:span text:style-name="T10">&gt; queue(std::move(q));<text:line-break/><text:line-break/>W celu otrzymania informacji o ilości utworzonych obiektów klasy </text:span><text:span text:style-name="T16">Queue</text:span><text:span text:style-name="T17"> należy posłużyć się metodą </text:span><text:span text:style-name="T12">count()</text:span><text:span text:style-name="T14">:<text:line-break/></text:span><text:span text:style-name="T7">unsigned int </text:span><text:span text:style-name="T14">count = queue.count();<text:line-break/><text:line-break/>W celu otrzymania informacji o ilości elementów znajdujących się w kolejce należy użyć metody </text:span><text:span text:style-name="T12">size()</text:span><text:span text:style-name="T14">:<text:line-break/></text:span><text:span text:style-name="T19">uint64_t </text:span><text:span text:style-name="T14">size = queue.size();<text:line-break/><text:line-break/>W celu dostania się danych typu </text:span><text:span text:style-name="T15">T</text:span><text:span text:style-name="T14"> utworzonej kolejki należy użyć kolejno </text:span><text:span text:style-name="T12">front()</text:span><text:span text:style-name="T14"> zwracający pierwszy element lub </text:span><text:span text:style-name="T12">back()</text:span><text:span text:style-name="T14"> zwracający ostatni element:<text:line-break/></text:span><text:span text:style-name="T7">int </text:span><text:span text:style-name="T14">back = queue.back();</text:span></text:p>
      <text:p text:style-name="P2"><text:span text:style-name="T7">int </text:span><text:span text:style-name="T14">front = queue.front();</text:span><text:span text:style-name="T10"><text:line-break/><text:line-break/></text:span><text:soft-page-break/><text:span text:style-name="T10">W celu otrzymania aktualnego stanu kolejki należy użyć metody </text:span><text:span text:style-name="T11">state()</text:span><text:span text:style-name="T13">:<text:line-break/></text:span><text:span text:style-name="T20">QueueState </text:span><text:span text:style-name="T13">state = </text:span><text:span text:style-name="T14">queue.state();<text:line-break/>Możliwe do otrzymania stany to kolejno: </text:span><text:span text:style-name="T27">EMPTY</text:span><text:span text:style-name="T14">,</text:span><text:span text:style-name="T27"> FULL</text:span><text:span text:style-name="T14">,</text:span><text:span text:style-name="T27"> FILLED</text:span><text:span text:style-name="T14"><text:line-break/><text:line-break/>W celu otrzymania aktualnego błędu operacji kolejki należy użyć metody </text:span><text:span text:style-name="T12">error()</text:span><text:span text:style-name="T14">:<text:line-break/></text:span><text:span text:style-name="T19">QueueOperation </text:span><text:span text:style-name="T14">error = queue.error();<text:line-break/>Możliwe do otrzymania stany to kolejno: </text:span><text:span text:style-name="T27">NO_ERROR</text:span><text:span text:style-name="T14">,</text:span><text:span text:style-name="T27"> REMOVE_EMPTY</text:span><text:span text:style-name="T14">,</text:span><text:span text:style-name="T27"> INSERT_OVERFLOW</text:span><text:span text:style-name="T14">, </text:span><text:span text:style-name="T27">CLEAR_EMPTY</text:span><text:span text:style-name="T10"><text:line-break/><text:line-break/>W celu dodania elementu do kolejki należy posłużyć się metodą </text:span><text:span text:style-name="T11">insert()</text:span><text:span text:style-name="T10"> (za pomocą literału, zmiennej, lub poprzez przesunięcie):<text:line-break/></text:span><text:span text:style-name="T7">bool </text:span><text:span text:style-name="T10">status = queue.insert(1);</text:span></text:p>
      <text:p text:style-name="P1"><text:span text:style-name="T8">bool </text:span>status = queue.insert(tmp);</text:p>
      <text:p text:style-name="P2"><text:span text:style-name="T7">bool </text:span><text:span text:style-name="T10">status = queue.insert(std::move(tmp));<text:line-break/>Możliwy do otrzymania błąd to tzw. </text:span><text:span text:style-name="T25">INSERT_OVERFLOW</text:span><text:span text:style-name="T10">:<text:line-break/></text:span><text:span text:style-name="T24">"Error: Unsigned 64-bit integer overflow, extend m_max range..."<text:line-break/></text:span><text:span text:style-name="T10">Należy wówczas zwiększyć zakres zmiennej m_max lub zmniejszyć ilość alokowanych elementów.</text:span></text:p>
      <text:p text:style-name="P1"/>
      <text:p text:style-name="P2"><text:span text:style-name="T10">W celu usunięcia elementu z kolejki należy użyć metody </text:span><text:span text:style-name="T11">remove()</text:span><text:span text:style-name="T13"> (spowoduje usunięcie pierwszego elementu z kolejki):<text:line-break/></text:span><text:span text:style-name="T7">bool </text:span><text:span text:style-name="T13">status = queue.remove();<text:line-break/>Możliwy do otrzymania błąd to </text:span><text:span text:style-name="T26">REMOVE_EMPTY </text:span><text:span text:style-name="T13">objawiający się przy próbie usunięcie elementu w przypadku gdy kolejka jest pusta.<text:line-break/><text:line-break/>W celu usunięcia elementów z kolejki należy użyć metody </text:span><text:span text:style-name="T11">clear()</text:span><text:span text:style-name="T13"> (spowoduje usunięcie wszystkich elementów z kolejki):<text:line-break/></text:span><text:span text:style-name="T7">bool </text:span><text:span text:style-name="T13">status = queue.clear();<text:line-break/>Możliwy do otrzymania błąd to </text:span><text:span text:style-name="T26">CLEAR_EMPTY </text:span><text:span text:style-name="T13">objawiający się przy próbie wyczyszczenia kolejki gdy jest ona pusta.<text:line-break/></text:span></text:p>
      <text:p text:style-name="P17">Specyfikacja wewnętrzna</text:p>
      <text:p text:style-name="P9"/>
      <text:p text:style-name="P6"><text:span text:style-name="T6">template</text:span><text:span text:style-name="T10">&lt;</text:span><text:span text:style-name="T6">class</text:span><text:span text:style-name="T10"> </text:span><text:span text:style-name="T18">T</text:span><text:span text:style-name="T10">&gt;</text:span></text:p>
      <text:p text:style-name="P2"><text:span text:style-name="T6">class</text:span><text:span text:style-name="T10"> </text:span><text:span text:style-name="T18">Node</text:span></text:p>
      <text:p text:style-name="P1">{</text:p>
      <text:p text:style-name="P2"><text:span text:style-name="T10"><text:tab/></text:span><text:span text:style-name="T6">static</text:span><text:span text:style-name="T10"> </text:span><text:span text:style-name="T6">__int64</text:span><text:span text:style-name="T10"> m_allocated; </text:span><text:span text:style-name="T22">// Zmienna przechowująca ilość zaalokowanych bajtów wszystkich węzłów typu T</text:span></text:p>
      <text:p text:style-name="P2"><text:span text:style-name="T6">public</text:span><text:span text:style-name="T10">:</text:span></text:p>
      <text:p text:style-name="P2"><text:span text:style-name="T10"><text:tab/></text:span><text:span text:style-name="T18">T</text:span><text:span text:style-name="T10"> m_data;<text:tab/><text:tab/></text:span><text:span text:style-name="T22">// Zmienna przechowująca dane typu T</text:span></text:p>
      <text:p text:style-name="P2"><text:span text:style-name="T10"><text:tab/></text:span><text:span text:style-name="T18">Node</text:span><text:span text:style-name="T10">&lt;</text:span><text:span text:style-name="T18">T</text:span><text:span text:style-name="T10">&gt;* m_prev;<text:tab/></text:span><text:span text:style-name="T22">// Zmienna wskazująca na poprzedni węzeł</text:span></text:p>
      <text:p text:style-name="P2"><text:span text:style-name="T10"><text:tab/></text:span><text:span text:style-name="T18">Node</text:span><text:span text:style-name="T10">&lt;</text:span><text:span text:style-name="T18">T</text:span><text:span text:style-name="T10">&gt;* m_next;<text:tab/></text:span><text:span text:style-name="T22">// Zmienna wskazująca na następny węzeł</text:span></text:p>
      <text:p text:style-name="P2"><text:span text:style-name="T10"><text:tab/></text:span><text:span text:style-name="T6">explicit</text:span><text:span text:style-name="T10"> Node(</text:span><text:span text:style-name="T18">T</text:span><text:span text:style-name="T10">, </text:span><text:span text:style-name="T18">Node</text:span><text:span text:style-name="T10">&lt;</text:span><text:span text:style-name="T18">T</text:span><text:span text:style-name="T10">&gt;* = </text:span><text:span text:style-name="T6">nullptr</text:span><text:span text:style-name="T10">, </text:span><text:span text:style-name="T18">Node</text:span><text:span text:style-name="T10">&lt;</text:span><text:span text:style-name="T18">T</text:span><text:span text:style-name="T10">&gt;* = </text:span><text:span text:style-name="T6">nullptr</text:span><text:span text:style-name="T10">); </text:span><text:span text:style-name="T22">// Konstruktor przyjmujący daną typu T, wskaźnik na poprzedni i następny węzeł</text:span></text:p>
      <text:p text:style-name="P2"><text:span text:style-name="T10"><text:tab/>~Node(); </text:span><text:span text:style-name="T22">// Destruktor przypisujący zmiennym m_prev i m_next nullptr</text:span></text:p>
      <text:p text:style-name="P2"><text:span text:style-name="T10"><text:tab/></text:span><text:span text:style-name="T18">Node</text:span><text:span text:style-name="T10">&lt;</text:span><text:span text:style-name="T18">T</text:span><text:span text:style-name="T10">&gt; </text:span><text:span text:style-name="T23">operator=</text:span><text:span text:style-name="T10">(</text:span><text:span text:style-name="T6">const</text:span><text:span text:style-name="T10"> </text:span><text:span text:style-name="T18">Node</text:span><text:span text:style-name="T10">&lt;</text:span><text:span text:style-name="T18">T</text:span><text:span text:style-name="T10">&gt;&amp;); </text:span><text:span text:style-name="T22">// Operator nadpisujący zmienną m_data, przyjmujący węzeł</text:span></text:p>
      <text:p text:style-name="P2"><text:span text:style-name="T10"><text:tab/></text:span><text:span text:style-name="T6">void</text:span><text:span text:style-name="T10">* </text:span><text:span text:style-name="T6">operator new</text:span><text:span text:style-name="T10">(std::</text:span><text:span text:style-name="T18">size_t</text:span><text:span text:style-name="T10">); </text:span><text:span text:style-name="T22">// Operator new zwiększający licznik bajtów m_allocated</text:span></text:p>
      <text:p text:style-name="P2"><text:span text:style-name="T10"><text:tab/></text:span><text:span text:style-name="T6">void</text:span><text:span text:style-name="T10"> </text:span><text:span text:style-name="T6">operator delete</text:span><text:span text:style-name="T10">(</text:span><text:span text:style-name="T6">void</text:span><text:span text:style-name="T10">*); </text:span><text:span text:style-name="T22">// Operator delete zmniejszający licznik bajtów m_allocated</text:span></text:p>
      <text:p text:style-name="P2"><text:span text:style-name="T10"><text:tab/></text:span><text:span text:style-name="T6">static</text:span><text:span text:style-name="T10"> </text:span><text:span text:style-name="T6">const</text:span><text:span text:style-name="T10"> </text:span><text:span text:style-name="T6">__int64</text:span><text:span text:style-name="T10">&amp; allocated(); </text:span><text:span text:style-name="T22">// Funkcja zwracająca m_allocated</text:span></text:p>
      <text:p text:style-name="P2"><text:span text:style-name="T10">};<text:line-break/></text:span><text:soft-page-break/><text:span text:style-name="T10">Jako, że klasa </text:span><text:span text:style-name="T16">Guard</text:span><text:span text:style-name="T17"> nie jest wymieniona w zadaniu nie zostanie ona opisana w dokumentacji.<text:line-break/><text:line-break/></text:span><text:span text:style-name="T9">template</text:span><text:span text:style-name="T17">&lt;</text:span><text:span text:style-name="T9">class</text:span><text:span text:style-name="T17"> </text:span><text:span text:style-name="T21">T</text:span><text:span text:style-name="T17">&gt;</text:span></text:p>
      <text:p text:style-name="P2"><text:span text:style-name="T6">class</text:span><text:span text:style-name="T10"> </text:span><text:span text:style-name="T18">DoublyLinkedList</text:span></text:p>
      <text:p text:style-name="P1">{</text:p>
      <text:p text:style-name="P2"><text:span text:style-name="T10"><text:tab/></text:span><text:span text:style-name="T22">// ...</text:span></text:p>
      <text:p text:style-name="P2"><text:span text:style-name="T10"><text:tab/></text:span><text:span text:style-name="T6">static</text:span><text:span text:style-name="T10"> </text:span><text:span text:style-name="T6">const</text:span><text:span text:style-name="T10"> </text:span><text:span text:style-name="T18">uint64_t</text:span><text:span text:style-name="T10"> m_max = 10000; </text:span><text:span text:style-name="T22">// Zmienna ograniczająca ilość możliwych elementów</text:span></text:p>
      <text:p text:style-name="P2"><text:span text:style-name="T10"><text:tab/></text:span><text:span text:style-name="T6">static</text:span><text:span text:style-name="T10"> </text:span><text:span text:style-name="T18">T</text:span><text:span text:style-name="T10"> m_error; </text:span><text:span text:style-name="T22">// Zmienna zwracana w przypadku błędów operacji na liście</text:span></text:p>
      <text:p text:style-name="P14"><text:tab/>// ...</text:p>
      <text:p text:style-name="P2"><text:span text:style-name="T6">public</text:span><text:span text:style-name="T10">:</text:span></text:p>
      <text:p text:style-name="P2"><text:span text:style-name="T10"><text:tab/></text:span><text:span text:style-name="T6">explicit</text:span><text:span text:style-name="T10"> DoublyLinkedList(); </text:span><text:span text:style-name="T22">// Konstruktor podstawowy</text:span></text:p>
      <text:p text:style-name="P2"><text:span text:style-name="T10"><text:tab/>DoublyLinkedList(</text:span><text:span text:style-name="T6">const</text:span><text:span text:style-name="T10"> </text:span><text:span text:style-name="T18">DoublyLinkedList</text:span><text:span text:style-name="T10">&lt;</text:span><text:span text:style-name="T18">T</text:span><text:span text:style-name="T10">&gt;&amp;); </text:span><text:span text:style-name="T22">// Konstruktor kopiujący przyjmujący obiekt typu DoublyLinkedList poprzez referencję</text:span></text:p>
      <text:p text:style-name="P2"><text:span text:style-name="T10"><text:tab/>DoublyLinkedList(</text:span><text:span text:style-name="T6">const</text:span><text:span text:style-name="T10"> </text:span><text:span text:style-name="T18">DoublyLinkedList</text:span><text:span text:style-name="T10">&lt;</text:span><text:span text:style-name="T18">T</text:span><text:span text:style-name="T10">&gt;&amp;&amp;); </text:span><text:span text:style-name="T22">// Konstruktor kopiujący przyjmujący obiekt typu DoublyLinkedList poprzez przesunięcie</text:span></text:p>
      <text:p text:style-name="P2"><text:span text:style-name="T22"><text:tab/></text:span><text:span text:style-name="T10">~DoublyLinkedList(); </text:span><text:span text:style-name="T22">// Destruktor</text:span></text:p>
      <text:p text:style-name="P2"><text:span text:style-name="T10"><text:tab/></text:span><text:span text:style-name="T18">DoublyLinkedList</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DoublyLinkedList</text:span><text:span text:style-name="T10">&lt;</text:span><text:span text:style-name="T18">T</text:span><text:span text:style-name="T10">&gt;&amp;); </text:span><text:span text:style-name="T22">// Operator przypisania przyjmujący obiekt DoubleLinkedList poprzez referencję</text:span></text:p>
      <text:p text:style-name="P2"><text:span text:style-name="T10"><text:tab/></text:span><text:span text:style-name="T18">DoublyLinkedList</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DoublyLinkedList</text:span><text:span text:style-name="T10">&lt;</text:span><text:span text:style-name="T18">T</text:span><text:span text:style-name="T10">&gt;&amp;&amp;); </text:span><text:span text:style-name="T22">// Operator przypisania przyjmujący obiekt DoubleLinkedList poprzez przesunięcie</text:span></text:p>
      <text:p text:style-name="P2"><text:span text:style-name="T10"><text:tab/></text:span><text:span text:style-name="T18">DoublyLinkedList</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DoublyLinkedList</text:span><text:span text:style-name="T10">&lt;</text:span><text:span text:style-name="T18">T</text:span><text:span text:style-name="T10">&gt;&amp;); </text:span><text:span text:style-name="T22">// Operator dodający elementy z drugiej listy za pomocą referencji na obiekt</text:span></text:p>
      <text:p text:style-name="P2"><text:span text:style-name="T10"><text:tab/></text:span><text:span text:style-name="T18">DoublyLinkedList</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DoublyLinkedList</text:span><text:span text:style-name="T10">&lt;</text:span><text:span text:style-name="T18">T</text:span><text:span text:style-name="T10">&gt;&amp;&amp;); </text:span><text:span text:style-name="T22">// Operator dodający elementy z drugiej listy za pomocą przesunięcia obiektu</text:span></text:p>
      <text:p text:style-name="P2"><text:span text:style-name="T10"><text:tab/></text:span><text:span text:style-name="T6">bool</text:span><text:span text:style-name="T10"> insert(</text:span><text:span text:style-name="T6">const</text:span><text:span text:style-name="T10"> </text:span><text:span text:style-name="T18">T</text:span><text:span text:style-name="T10">&amp;); </text:span><text:span text:style-name="T22">// Metoda umożliwia dodanie elementu do listy za pomocą referencji, zwraca true gdy nie nastąpiło przepełnienie listy</text:span></text:p>
      <text:p text:style-name="P2"><text:span text:style-name="T10"><text:tab/></text:span><text:span text:style-name="T6">bool</text:span><text:span text:style-name="T10"> insert(</text:span><text:span text:style-name="T6">const</text:span><text:span text:style-name="T10"> </text:span><text:span text:style-name="T18">T</text:span><text:span text:style-name="T10">&amp;&amp;); </text:span><text:span text:style-name="T22">// Metoda umożliwia dodanie elementu do listy za pomocą przesunięcia, zwraca true gdy nie nastąpiło przepełnienie listy</text:span></text:p>
      <text:p text:style-name="P2"><text:span text:style-name="T10"><text:tab/></text:span><text:span text:style-name="T6">bool</text:span><text:span text:style-name="T10"> remove(</text:span><text:span text:style-name="T18">uint64_t</text:span><text:span text:style-name="T10">); </text:span><text:span text:style-name="T22">// Metoda usuwająca element z listy za pomocą indeksu elementu, zwraca true gdy lista nie była pusta</text:span></text:p>
      <text:p text:style-name="P2"><text:span text:style-name="T10"><text:tab/></text:span><text:span text:style-name="T6">bool</text:span><text:span text:style-name="T10"> remove(</text:span><text:span text:style-name="T6">const</text:span><text:span text:style-name="T10"> </text:span><text:span text:style-name="T18">Node</text:span><text:span text:style-name="T10">&lt;</text:span><text:span text:style-name="T18">T</text:span><text:span text:style-name="T10">&gt;*); <text:s/></text:span><text:span text:style-name="T22">// Metoda usuwająca element z listy za pomocą adresu elementu, zwraca true gdy lista nie była pusta</text:span></text:p>
      <text:p text:style-name="P2"><text:span text:style-name="T10"><text:tab/></text:span><text:span text:style-name="T6">const</text:span><text:span text:style-name="T10"> </text:span><text:span text:style-name="T18">T</text:span><text:span text:style-name="T10">&amp; front() </text:span><text:span text:style-name="T6">const</text:span><text:span text:style-name="T10">; </text:span><text:span text:style-name="T22">// Metoda zwracająca pierwszy element listy</text:span></text:p>
      <text:p text:style-name="P2"><text:span text:style-name="T10"><text:tab/></text:span><text:span text:style-name="T6">const</text:span><text:span text:style-name="T10"> </text:span><text:span text:style-name="T18">T</text:span><text:span text:style-name="T10">&amp; back() </text:span><text:span text:style-name="T6">const</text:span><text:span text:style-name="T10">; </text:span><text:span text:style-name="T22">// Metoda zwracająca ostatni element listy</text:span></text:p>
      <text:p text:style-name="P2"><text:span text:style-name="T10"><text:tab/></text:span><text:span text:style-name="T6">bool</text:span><text:span text:style-name="T10"> pop_front(); </text:span><text:span text:style-name="T22">// Metoda usuwająca pierwszy element z listy, zwraca true gdy lista nie była pusta</text:span></text:p>
      <text:p text:style-name="P2"><text:span text:style-name="T10"><text:tab/></text:span><text:span text:style-name="T6">const</text:span><text:span text:style-name="T10"> </text:span><text:span text:style-name="T18">Node</text:span><text:span text:style-name="T10">&lt;</text:span><text:span text:style-name="T18">T</text:span><text:span text:style-name="T10">&gt;* head() </text:span><text:span text:style-name="T6">const</text:span><text:span text:style-name="T10">; </text:span><text:span text:style-name="T22">// Metoda zwracająca pierwszy węzeł listy</text:span></text:p>
      <text:p text:style-name="P2"><text:span text:style-name="T10"><text:tab/></text:span><text:span text:style-name="T6">const</text:span><text:span text:style-name="T10"> </text:span><text:span text:style-name="T18">Node</text:span><text:span text:style-name="T10">&lt;</text:span><text:span text:style-name="T18">T</text:span><text:span text:style-name="T10">&gt;* tail() </text:span><text:span text:style-name="T6">const</text:span><text:span text:style-name="T10">; </text:span><text:span text:style-name="T22">// Metoda zwracająca ostatni węzeł listy</text:span></text:p>
      <text:p text:style-name="P2"><text:span text:style-name="T10"><text:tab/></text:span><text:span text:style-name="T6">bool</text:span><text:span text:style-name="T10"> clear(); </text:span><text:span text:style-name="T22">// Metoda usuwająca wszystkie elementy z listy</text:span></text:p>
      <text:p text:style-name="P2"><text:span text:style-name="T10"><text:tab/></text:span><text:span text:style-name="T18">uint64_t</text:span><text:span text:style-name="T10"> size() </text:span><text:span text:style-name="T6">const</text:span><text:span text:style-name="T10">; </text:span><text:span text:style-name="T22">// Metoda zwracająca aktualną ilość elementów w liście</text:span></text:p>
      <text:p text:style-name="P2"><text:span text:style-name="T10"><text:tab/></text:span><text:span text:style-name="T18">uint64_t</text:span><text:span text:style-name="T10"> max() </text:span><text:span text:style-name="T6">const</text:span><text:span text:style-name="T10">; </text:span><text:span text:style-name="T22">// Metoda zwracająca maksymalną możliwą ilość elementów w liście</text:span></text:p>
      <text:p text:style-name="P2"><text:span text:style-name="T10"><text:tab/></text:span><text:span text:style-name="T6">template</text:span><text:span text:style-name="T10">&lt;</text:span><text:span text:style-name="T6">class</text:span><text:span text:style-name="T10"> </text:span><text:span text:style-name="T18">U</text:span><text:span text:style-name="T10">&gt; </text:span><text:span text:style-name="T22">// Operator &lt;&lt;</text:span></text:p>
      <text:p text:style-name="P2"><text:span text:style-name="T10"><text:tab/></text:span><text:span text:style-name="T6">friend</text:span><text:span text:style-name="T10"> std::</text:span><text:span text:style-name="T18">ostream</text:span><text:span text:style-name="T10">&amp; operator&lt;&lt;(std::</text:span><text:span text:style-name="T18">ostream</text:span><text:span text:style-name="T10">&amp;, </text:span><text:span text:style-name="T6">const</text:span><text:span text:style-name="T10"> </text:span><text:span text:style-name="T18">DoublyLinkedList</text:span><text:span text:style-name="T10">&lt;</text:span><text:span text:style-name="T18">U</text:span><text:span text:style-name="T10">&gt;&amp;);</text:span></text:p>
      <text:p text:style-name="P1">};</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text:span text:style-name="T9">template</text:span><text:span text:style-name="T17">&lt;</text:span><text:span text:style-name="T9">class</text:span><text:span text:style-name="T17"> </text:span><text:span text:style-name="T21">T</text:span><text:span text:style-name="T17">&gt;</text:span></text:p>
      <text:p text:style-name="P2"><text:span text:style-name="T6">class</text:span><text:span text:style-name="T10"> </text:span><text:span text:style-name="T18">Queue</text:span></text:p>
      <text:p text:style-name="P1">{</text:p>
      <text:p text:style-name="P2"><text:span text:style-name="T10"><text:tab/></text:span><text:span text:style-name="T22">// ...</text:span></text:p>
      <text:p text:style-name="P2"><text:span text:style-name="T6">public</text:span><text:span text:style-name="T10">:</text:span></text:p>
      <text:p text:style-name="P2"><text:span text:style-name="T10"><text:tab/>Queue(); </text:span><text:span text:style-name="T22">// Konstruktor podstawowy</text:span></text:p>
      <text:p text:style-name="P2"><text:span text:style-name="T10"><text:tab/>Queue(</text:span><text:span text:style-name="T6">const</text:span><text:span text:style-name="T10"> </text:span><text:span text:style-name="T18">Queue</text:span><text:span text:style-name="T10">&lt;</text:span><text:span text:style-name="T18">T</text:span><text:span text:style-name="T10">&gt;&amp;); </text:span><text:span text:style-name="T22">// </text:span><text:span text:style-name="T22">Konstruktor kopiujący (poprzez referencję do drugiego obiektu)</text:span></text:p>
      <text:p text:style-name="P2"><text:span text:style-name="T10"><text:tab/>Queue(</text:span><text:span text:style-name="T6">const</text:span><text:span text:style-name="T10"> </text:span><text:span text:style-name="T18">Queue</text:span><text:span text:style-name="T10">&lt;</text:span><text:span text:style-name="T18">T</text:span><text:span text:style-name="T10">&gt;&amp;&amp;); <text:s/></text:span><text:span text:style-name="T22">// Konstruktor kopiujący (poprzez przesunięcie drugiego obiektu)</text:span></text:p>
      <text:p text:style-name="P2"><text:span text:style-name="T10"><text:tab/>~Queue(); </text:span><text:span text:style-name="T22">// Destruktor niszczący wszystkie elementy typu T</text:span></text:p>
      <text:p text:style-name="P2"><text:span text:style-name="T10"><text:tab/></text:span><text:span text:style-name="T6">bool</text:span><text:span text:style-name="T10"> insert(</text:span><text:span text:style-name="T6">const</text:span><text:span text:style-name="T10"> </text:span><text:span text:style-name="T18">T</text:span><text:span text:style-name="T10">&amp;); </text:span><text:span text:style-name="T22">// Funkcja dodaje nowy element typu T poprzez referencje, zwraca true gdy nie nastąpiło przepełnienie kolejki</text:span></text:p>
      <text:p text:style-name="P2"><text:span text:style-name="T10"><text:tab/></text:span><text:span text:style-name="T6">bool</text:span><text:span text:style-name="T10"> insert(</text:span><text:span text:style-name="T6">const</text:span><text:span text:style-name="T10"> </text:span><text:span text:style-name="T18">T</text:span><text:span text:style-name="T10">&amp;&amp;); </text:span><text:span text:style-name="T22">// Funkcja dodaje nowy element typu T poprzez przesunięcie, zwraca true gdy nie nastąpiło przepełnienie kolejki</text:span></text:p>
      <text:p text:style-name="P2"><text:span text:style-name="T10"><text:tab/></text:span><text:span text:style-name="T6">bool</text:span><text:span text:style-name="T10"> remove(); </text:span><text:span text:style-name="T22">// Funkcja usuwa pierwszy element z kolejki, zwraca true gdy kolejka nie była pusta</text:span></text:p>
      <text:p text:style-name="P2"><text:span text:style-name="T10"><text:tab/></text:span><text:span text:style-name="T18">uint64_t</text:span><text:span text:style-name="T10"> size() </text:span><text:span text:style-name="T6">const</text:span><text:span text:style-name="T10">; </text:span><text:span text:style-name="T22">// Funkcja zwraca aktualną ilość elementów w kolejce</text:span></text:p>
      <text:p text:style-name="P2"><text:span text:style-name="T10"><text:tab/></text:span><text:span text:style-name="T6">const</text:span><text:span text:style-name="T10"> </text:span><text:span text:style-name="T18">T</text:span><text:span text:style-name="T10">&amp; front(); </text:span><text:span text:style-name="T22">// Funkcja zwraca pierwszy element z kolejki</text:span></text:p>
      <text:p text:style-name="P2"><text:span text:style-name="T10"><text:tab/></text:span><text:span text:style-name="T6">const</text:span><text:span text:style-name="T10"> </text:span><text:span text:style-name="T18">T</text:span><text:span text:style-name="T10">&amp; back(); </text:span><text:span text:style-name="T22">// Funkcja zwraca ostatni element z kolejki</text:span></text:p>
      <text:p text:style-name="P2"><text:span text:style-name="T10"><text:tab/></text:span><text:span text:style-name="T18">QueueState</text:span><text:span text:style-name="T10"> state() </text:span><text:span text:style-name="T6">const</text:span><text:span text:style-name="T10">; </text:span><text:span text:style-name="T22">// Funkcja zwraca aktualny stan kolejki</text:span></text:p>
      <text:p text:style-name="P2"><text:span text:style-name="T10"><text:tab/></text:span><text:span text:style-name="T6">const</text:span><text:span text:style-name="T10"> </text:span><text:span text:style-name="T18">QueueOperation</text:span><text:span text:style-name="T10">&amp; error() </text:span><text:span text:style-name="T6">const</text:span><text:span text:style-name="T10">; </text:span><text:span text:style-name="T22">// Funkcja zwraca aktualny błąd lub jego brak</text:span></text:p>
      <text:p text:style-name="P2"><text:span text:style-name="T10"><text:tab/></text:span><text:span text:style-name="T6">static</text:span><text:span text:style-name="T10"> </text:span><text:span text:style-name="T6">const</text:span><text:span text:style-name="T10"> </text:span><text:span text:style-name="T6">unsigned</text:span><text:span text:style-name="T10"> </text:span><text:span text:style-name="T6">int</text:span><text:span text:style-name="T10">&amp; count(); </text:span><text:span text:style-name="T22">// Funkcja zwraca aktualną liczbę utworzonych instancji klasy Queue&lt;T&gt;</text:span></text:p>
      <text:p text:style-name="P2"><text:span text:style-name="T10"><text:tab/></text:span><text:span text:style-name="T6">bool</text:span><text:span text:style-name="T10"> clear(); </text:span><text:span text:style-name="T22">// Funkcja usuwa wszystkie elementy z kolejki, zwraca true w przypadku gdy kolejka nie była pusta</text:span></text:p>
      <text:p text:style-name="P1"/>
      <text:p text:style-name="P2"><text:span text:style-name="T10"><text:tab/></text:span><text:span text:style-name="T22">// Zdefiniowane przeładowane operatory kolejki to:</text:span></text:p>
      <text:p text:style-name="P2"><text:span text:style-name="T10"><text:tab/></text:span><text:span text:style-name="T18">Queue</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Queue</text:span><text:span text:style-name="T10">&amp;);</text:span></text:p>
      <text:p text:style-name="P2"><text:span text:style-name="T10"><text:tab/></text:span><text:span text:style-name="T18">Queue</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Queue</text:span><text:span text:style-name="T10">&amp;&amp;);</text:span></text:p>
      <text:p text:style-name="P2"><text:span text:style-name="T10"><text:tab/></text:span><text:span text:style-name="T18">Queue</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Queue</text:span><text:span text:style-name="T10">&amp;);</text:span></text:p>
      <text:p text:style-name="P2"><text:span text:style-name="T10"><text:tab/></text:span><text:span text:style-name="T18">Queue</text:span><text:span text:style-name="T10">&lt;</text:span><text:span text:style-name="T18">T</text:span><text:span text:style-name="T10">&gt;&amp; </text:span><text:span text:style-name="T23">operator+=</text:span><text:span text:style-name="T10">(</text:span><text:span text:style-name="T6">const</text:span><text:span text:style-name="T10"> </text:span><text:span text:style-name="T18">Queue</text:span><text:span text:style-name="T10">&amp;&amp;);</text:span></text:p>
      <text:p text:style-name="P2"><text:span text:style-name="T10"><text:tab/></text:span><text:span text:style-name="T6">template</text:span><text:span text:style-name="T10">&lt;</text:span><text:span text:style-name="T6">class</text:span><text:span text:style-name="T10"> </text:span><text:span text:style-name="T18">U</text:span><text:span text:style-name="T10">&gt;</text:span></text:p>
      <text:p text:style-name="P2"><text:span text:style-name="T10"><text:tab/></text:span><text:span text:style-name="T6">friend</text:span><text:span text:style-name="T10"> std::</text:span><text:span text:style-name="T18">ostream</text:span><text:span text:style-name="T10">&amp; operator&lt;&lt;(std::</text:span><text:span text:style-name="T18">ostream</text:span><text:span text:style-name="T10">&amp; </text:span><text:span text:style-name="T28">os</text:span><text:span text:style-name="T10">, </text:span><text:span text:style-name="T6">const</text:span><text:span text:style-name="T10"> </text:span><text:span text:style-name="T18">Queue</text:span><text:span text:style-name="T10">&lt;</text:span><text:span text:style-name="T18">U</text:span><text:span text:style-name="T10">&gt;&amp;);</text:span></text:p>
      <text:p text:style-name="P1">};</text:p>
      <text:p text:style-name="P5"/>
      <text:p text:style-name="P5"/>
      <text:p text:style-name="P5"/>
      <text:p text:style-name="P5"/>
      <text:p text:style-name="P17"><text:soft-page-break/>Testowanie</text:p>
      <text:p text:style-name="P9"/>
      <text:p text:style-name="P6">Skuteczność klasy <text:span text:style-name="T4">Queue </text:span>była testowana w następujący sposób:<text:line-break/></text:p>
      <text:p text:style-name="P9">Test I:</text:p>
      <text:p text:style-name="P6"><text:span text:style-name="T18">Queue</text:span><text:span text:style-name="T10">&lt;</text:span><text:span text:style-name="T6">int</text:span><text:span text:style-name="T10">&gt; q1;</text:span></text:p>
      <text:p text:style-name="P2"><text:span text:style-name="T10">std::cout </text:span><text:span text:style-name="T23">&lt;&lt;</text:span><text:span text:style-name="T10"> q1 </text:span><text:span text:style-name="T23">&lt;&lt;</text:span><text:span text:style-name="T10"> std::endl;</text:span></text:p>
      <text:p text:style-name="P1">q1.insert(1);</text:p>
      <text:p text:style-name="P2"><text:span text:style-name="T6">const</text:span><text:span text:style-name="T10"> </text:span><text:span text:style-name="T6">int</text:span><text:span text:style-name="T10"> tmp = 2;</text:span></text:p>
      <text:p text:style-name="P1">q1.insert(tmp);</text:p>
      <text:p text:style-name="P1">q1.insert(std::move(tmp));</text:p>
      <text:p text:style-name="P2"><text:span text:style-name="T10">std::cout </text:span><text:span text:style-name="T23">&lt;&lt;</text:span><text:span text:style-name="T10"> q1 </text:span><text:span text:style-name="T23">&lt;&lt;</text:span><text:span text:style-name="T10"> </text:span><text:span text:style-name="T24">" = 1 2"</text:span><text:span text:style-name="T10"> </text:span><text:span text:style-name="T23">&lt;&lt;</text:span><text:span text:style-name="T10"> std::endl;</text:span></text:p>
      <text:p text:style-name="P1">q1.insert(3);</text:p>
      <text:p text:style-name="P2"><text:span text:style-name="T10">std::cout </text:span><text:span text:style-name="T23">&lt;&lt;</text:span><text:span text:style-name="T10"> q1 </text:span><text:span text:style-name="T23">&lt;&lt;</text:span><text:span text:style-name="T10"> </text:span><text:span text:style-name="T24">" = 1 2 3"</text:span><text:span text:style-name="T10"> </text:span><text:span text:style-name="T23">&lt;&lt;</text:span><text:span text:style-name="T10"> std::endl;</text:span></text:p>
      <text:p text:style-name="P2"><text:span text:style-name="T10">std::cout </text:span><text:span text:style-name="T23">&lt;&lt;</text:span><text:span text:style-name="T10"> </text:span><text:span text:style-name="T18">Queue</text:span><text:span text:style-name="T10">&lt;</text:span><text:span text:style-name="T6">int</text:span><text:span text:style-name="T10">&gt;::cou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8">Queue</text:span><text:span text:style-name="T10">&lt;</text:span><text:span text:style-name="T6">char</text:span><text:span text:style-name="T10">&gt; dll2;</text:span></text:p>
      <text:p text:style-name="P2"><text:span text:style-name="T10">std::cout </text:span><text:span text:style-name="T23">&lt;&lt;</text:span><text:span text:style-name="T10"> </text:span><text:span text:style-name="T18">Queue</text:span><text:span text:style-name="T10">&lt;</text:span><text:span text:style-name="T6">char</text:span><text:span text:style-name="T10">&gt;::cou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8">Queue</text:span><text:span text:style-name="T10">&lt;</text:span><text:span text:style-name="T6">int</text:span><text:span text:style-name="T10">&gt; dll3;</text:span></text:p>
      <text:p text:style-name="P2"><text:span text:style-name="T10">std::cout </text:span><text:span text:style-name="T23">&lt;&lt;</text:span><text:span text:style-name="T10"> </text:span><text:span text:style-name="T18">Queue</text:span><text:span text:style-name="T10">&lt;</text:span><text:span text:style-name="T6">int</text:span><text:span text:style-name="T10">&gt;::count() </text:span><text:span text:style-name="T23">&lt;&lt;</text:span><text:span text:style-name="T10"> </text:span><text:span text:style-name="T24">" = 2"</text:span><text:span text:style-name="T10"> </text:span><text:span text:style-name="T23">&lt;&lt;</text:span><text:span text:style-name="T10"> std::endl;<text:line-break/><text:line-break/>Oczekiwany wynik z konsoli to (program działa poprawnie):</text:span></text:p>
      <text:p text:style-name="P1">Queue (empty) &lt;=</text:p>
      <text:p text:style-name="P1">Queue (filled) &lt;= 1 2 2 = 1 2</text:p>
      <text:p text:style-name="P1">Queue (filled) &lt;= 1 2 2 3 = 1 2 3</text:p>
      <text:p text:style-name="P1">1 = 1</text:p>
      <text:p text:style-name="P1">1 = 1</text:p>
      <text:p text:style-name="P1">2 = 2</text:p>
      <text:p text:style-name="P1"/>
      <text:p text:style-name="P2"><text:span text:style-name="T16">Test II:</text:span><text:span text:style-name="T10"><text:line-break/></text:span><text:span text:style-name="T18">Queue</text:span><text:span text:style-name="T10">&lt;</text:span><text:span text:style-name="T6">int</text:span><text:span text:style-name="T10">&gt; q1;</text:span></text:p>
      <text:p text:style-name="P2"><text:span text:style-name="T10">std::cout </text:span><text:span text:style-name="T23">&lt;&lt;</text:span><text:span text:style-name="T10"> q1 </text:span><text:span text:style-name="T23">&lt;&lt;</text:span><text:span text:style-name="T10"> std::endl;</text:span></text:p>
      <text:p text:style-name="P1">q1.insert(1);</text:p>
      <text:p text:style-name="P1">q1.insert(2);</text:p>
      <text:p text:style-name="P1">q1.insert(3);</text:p>
      <text:p text:style-name="P1">q1.insert(4);</text:p>
      <text:p text:style-name="P2"><text:span text:style-name="T10">std::cout </text:span><text:span text:style-name="T23">&lt;&lt;</text:span><text:span text:style-name="T10"> q1 </text:span><text:span text:style-name="T23">&lt;&lt;</text:span><text:span text:style-name="T10"> </text:span><text:span text:style-name="T24">" = 1 2 3 4"</text:span><text:span text:style-name="T10"> </text:span><text:span text:style-name="T23">&lt;&lt;</text:span><text:span text:style-name="T10"> std::endl;</text:span></text:p>
      <text:p text:style-name="P2"><text:span text:style-name="T10">std::cout </text:span><text:span text:style-name="T23">&lt;&lt;</text:span><text:span text:style-name="T10"> q1.size()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 </text:span><text:span text:style-name="T23">&lt;&lt;</text:span><text:span text:style-name="T10"> </text:span><text:span text:style-name="T24">" = 2 3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 </text:span><text:span text:style-name="T23">&lt;&lt;</text:span><text:span text:style-name="T10"> </text:span><text:span text:style-name="T24">" = 3 4"</text:span><text:span text:style-name="T10"> </text:span><text:span text:style-name="T23">&lt;&lt;</text:span><text:span text:style-name="T10"> std::endl;</text:span></text:p>
      <text:p text:style-name="P2"><text:span text:style-name="T10">std::cout </text:span><text:span text:style-name="T23">&lt;&lt;</text:span><text:span text:style-name="T10"> q1.size() </text:span><text:span text:style-name="T23">&lt;&lt;</text:span><text:span text:style-name="T10"> </text:span><text:span text:style-name="T24">" = 2"</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 </text:span><text:span text:style-name="T23">&lt;&lt;</text:span><text:span text:style-name="T10"> std::endl;<text:line-break/></text:span></text:p>
      <text:p text:style-name="P1"/>
      <text:p text:style-name="P1"/>
      <text:p text:style-name="P1"/>
      <text:p text:style-name="P1"/>
      <text:p text:style-name="P2"><text:span text:style-name="T10"><text:line-break/></text:span><text:soft-page-break/><text:span text:style-name="T10">Oczekiwany wynik z konsoli to (program przechodzi test):<text:line-break/>Queue (empty) &lt;=</text:span></text:p>
      <text:p text:style-name="P1">Queue (filled) &lt;= 1 2 3 4 = 1 2 3 4</text:p>
      <text:p text:style-name="P1">4 = 4</text:p>
      <text:p text:style-name="P1">Queue (filled) &lt;= 2 3 4 = 2 3 4</text:p>
      <text:p text:style-name="P1">Queue (filled) &lt;= 3 4 = 3 4</text:p>
      <text:p text:style-name="P1">2 = 2</text:p>
      <text:p text:style-name="P1">Queue (filled) &lt;= 4 = 4</text:p>
      <text:p text:style-name="P1">Queue (empty) &lt;=</text:p>
      <text:p text:style-name="P1"/>
      <text:p text:style-name="P2"><text:span text:style-name="T16">Test III:</text:span><text:span text:style-name="T10"><text:line-break/></text:span><text:span text:style-name="T18">Queue</text:span><text:span text:style-name="T10">&lt;</text:span><text:span text:style-name="T6">int</text:span><text:span text:style-name="T10">&gt; q1;</text:span></text:p>
      <text:p text:style-name="P2"><text:span text:style-name="T10">std::cout </text:span><text:span text:style-name="T23">&lt;&lt;</text:span><text:span text:style-name="T10"> q1 </text:span><text:span text:style-name="T23">&lt;&lt;</text:span><text:span text:style-name="T10"> std::endl;</text:span></text:p>
      <text:p text:style-name="P1">q1.insert(1);</text:p>
      <text:p text:style-name="P2"><text:span text:style-name="T10">std::cout </text:span><text:span text:style-name="T23">&lt;&lt;</text:span><text:span text:style-name="T10"> q1.fro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1"</text:span><text:span text:style-name="T10"> </text:span><text:span text:style-name="T23">&lt;&lt;</text:span><text:span text:style-name="T10"> std::endl;</text:span></text:p>
      <text:p text:style-name="P1">q1.insert(2);</text:p>
      <text:p text:style-name="P2"><text:span text:style-name="T10">std::cout </text:span><text:span text:style-name="T23">&lt;&lt;</text:span><text:span text:style-name="T10"> q1.fro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2"</text:span><text:span text:style-name="T10"> </text:span><text:span text:style-name="T23">&lt;&lt;</text:span><text:span text:style-name="T10"> std::endl;</text:span></text:p>
      <text:p text:style-name="P1">q1.insert(3);</text:p>
      <text:p text:style-name="P2"><text:span text:style-name="T10">std::cout </text:span><text:span text:style-name="T23">&lt;&lt;</text:span><text:span text:style-name="T10"> q1.fro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3"</text:span><text:span text:style-name="T10"> </text:span><text:span text:style-name="T23">&lt;&lt;</text:span><text:span text:style-name="T10"> std::endl;</text:span></text:p>
      <text:p text:style-name="P1">q1.insert(4);</text:p>
      <text:p text:style-name="P2"><text:span text:style-name="T10">std::cout </text:span><text:span text:style-name="T23">&lt;&lt;</text:span><text:span text:style-name="T10"> q1.front() </text:span><text:span text:style-name="T23">&lt;&lt;</text:span><text:span text:style-name="T10"> </text:span><text:span text:style-name="T24">" = 1"</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front() </text:span><text:span text:style-name="T23">&lt;&lt;</text:span><text:span text:style-name="T10"> </text:span><text:span text:style-name="T24">" = 2"</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front() </text:span><text:span text:style-name="T23">&lt;&lt;</text:span><text:span text:style-name="T10"> </text:span><text:span text:style-name="T24">" = 3"</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front() </text:span><text:span text:style-name="T23">&lt;&lt;</text:span><text:span text:style-name="T10"> </text:span><text:span text:style-name="T24">" = 4"</text:span><text:span text:style-name="T10">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text:span><text:span text:style-name="T24">" = 4"</text:span><text:span text:style-name="T10"> </text:span><text:span text:style-name="T23">&lt;&lt;</text:span><text:span text:style-name="T10"> std::endl;</text:span></text:p>
      <text:p text:style-name="P1">q1.remove();</text:p>
      <text:p text:style-name="P2"><text:span text:style-name="T10">std::cout </text:span><text:span text:style-name="T23">&lt;&lt;</text:span><text:span text:style-name="T10"> q1.front() </text:span><text:span text:style-name="T23">&lt;&lt;</text:span><text:span text:style-name="T10"> std::endl;</text:span></text:p>
      <text:p text:style-name="P2"><text:span text:style-name="T10">std::cout </text:span><text:span text:style-name="T23">&lt;&lt;</text:span><text:span text:style-name="T10"> q1.back() </text:span><text:span text:style-name="T23">&lt;&lt;</text:span><text:span text:style-name="T10"> std::endl;<text:line-brea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0"><text:line-break/></text:span><text:soft-page-break/><text:span text:style-name="T10">Oczekiwany wynik z konsoli to (program przechodzi test):<text:line-break/>Queue (empty) &lt;=</text:span></text:p>
      <text:p text:style-name="P1">1 = 1</text:p>
      <text:p text:style-name="P1">1 = 1</text:p>
      <text:p text:style-name="P1">1 = 1</text:p>
      <text:p text:style-name="P1">2 = 2</text:p>
      <text:p text:style-name="P1">1 = 1</text:p>
      <text:p text:style-name="P1">3 = 3</text:p>
      <text:p text:style-name="P1">1 = 1</text:p>
      <text:p text:style-name="P1">4 = 4</text:p>
      <text:p text:style-name="P1">2 = 2</text:p>
      <text:p text:style-name="P1">4 = 4</text:p>
      <text:p text:style-name="P1">3 = 3</text:p>
      <text:p text:style-name="P1">4 = 4</text:p>
      <text:p text:style-name="P1">4 = 4</text:p>
      <text:p text:style-name="P1">4 = 4<text:line-break/>Fatal error: Trying to read uninitialized doubly linked list...</text:p>
      <text:p text:style-name="P1">0</text:p>
      <text:p text:style-name="P1">Fatal error: Trying to read uninitialized doubly linked list...</text:p>
      <text:p text:style-name="P1">0</text:p>
      <text:p text:style-name="P1"/>
      <text:p text:style-name="P13">Test IV:</text:p>
      <text:p text:style-name="P2"><text:span text:style-name="T18">Queue</text:span><text:span text:style-name="T10">&lt;</text:span><text:span text:style-name="T6">int</text:span><text:span text:style-name="T10">&gt; q1;</text:span></text:p>
      <text:p text:style-name="P2"><text:span text:style-name="T10">std::cout </text:span><text:span text:style-name="T23">&lt;&lt;</text:span><text:span text:style-name="T10"> q1 </text:span><text:span text:style-name="T23">&lt;&lt;</text:span><text:span text:style-name="T10"> std::endl;</text:span></text:p>
      <text:p text:style-name="P1">q1.insert(1);</text:p>
      <text:p text:style-name="P1">q1.insert(2);</text:p>
      <text:p text:style-name="P1">q1.insert(3);</text:p>
      <text:p text:style-name="P1">q1.insert(4);</text:p>
      <text:p text:style-name="P2"><text:span text:style-name="T10">std::cout </text:span><text:span text:style-name="T23">&lt;&lt;</text:span><text:span text:style-name="T10"> q1.size() </text:span><text:span text:style-name="T23">&lt;&lt;</text:span><text:span text:style-name="T10"> </text:span><text:span text:style-name="T24">" = 4"</text:span><text:span text:style-name="T10"> </text:span><text:span text:style-name="T23">&lt;&lt;</text:span><text:span text:style-name="T10"> std::endl;</text:span></text:p>
      <text:p text:style-name="P2"><text:span text:style-name="T10">std::cout </text:span><text:span text:style-name="T23">&lt;&lt;</text:span><text:span text:style-name="T10"> q1 </text:span><text:span text:style-name="T23">&lt;&lt;</text:span><text:span text:style-name="T10"> </text:span><text:span text:style-name="T24">" = 1 2 3 4"</text:span><text:span text:style-name="T10"> </text:span><text:span text:style-name="T23">&lt;&lt;</text:span><text:span text:style-name="T10"> std::endl;</text:span></text:p>
      <text:p text:style-name="P1">q1.clear();</text:p>
      <text:p text:style-name="P2"><text:span text:style-name="T10">std::cout </text:span><text:span text:style-name="T23">&lt;&lt;</text:span><text:span text:style-name="T10"> q1.size() </text:span><text:span text:style-name="T23">&lt;&lt;</text:span><text:span text:style-name="T10"> </text:span><text:span text:style-name="T24">" = 0"</text:span><text:span text:style-name="T10"> </text:span><text:span text:style-name="T23">&lt;&lt;</text:span><text:span text:style-name="T10"> std::endl;</text:span></text:p>
      <text:p text:style-name="P2"><text:span text:style-name="T10">std::cout </text:span><text:span text:style-name="T23">&lt;&lt;</text:span><text:span text:style-name="T10"> q1 </text:span><text:span text:style-name="T23">&lt;&lt;</text:span><text:span text:style-name="T10"> std::endl;</text:span></text:p>
      <text:p text:style-name="P1"><text:line-break/>Oczekiwany wynik z konsoli to (program przechodzi test):</text:p>
      <text:p text:style-name="P1">Queue (empty) &lt;=</text:p>
      <text:p text:style-name="P1">4 = 4</text:p>
      <text:p text:style-name="P1">Queue (filled) &lt;= 1 2 3 4 = 1 2 3 4</text:p>
      <text:p text:style-name="P1">0 = 0</text:p>
      <text:p text:style-name="P1">Queue (empty) &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Test V:</text:p>
      <text:p text:style-name="P2"><text:span text:style-name="T18">Queue</text:span><text:span text:style-name="T10">&lt;</text:span><text:span text:style-name="T6">__int64</text:span><text:span text:style-name="T10">&gt; q1;</text:span></text:p>
      <text:p text:style-name="P1">q1.insert(1);</text:p>
      <text:p text:style-name="P1">q1.insert(2);</text:p>
      <text:p text:style-name="P1">q1.insert(3);</text:p>
      <text:p text:style-name="P2"><text:span text:style-name="T18">Queue</text:span><text:span text:style-name="T10">&lt;</text:span><text:span text:style-name="T6">__int64</text:span><text:span text:style-name="T10">&gt; q2(q1);</text:span></text:p>
      <text:p text:style-name="P2"><text:span text:style-name="T18">Queue</text:span><text:span text:style-name="T10">&lt;</text:span><text:span text:style-name="T6">__int64</text:span><text:span text:style-name="T10">&gt; q3(std::move(q1));</text:span></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q2.remove();</text:p>
      <text:p text:style-name="P1">q3.remove();</text:p>
      <text:p text:style-name="P1">q3.remove();</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
      <text:p text:style-name="P1">Oczekiwany wynik z konsoli to (program przechodzi test):</text:p>
      <text:p text:style-name="P1">Queue (filled) &lt;= 1 2 3 Queue (filled) &lt;= 1 2 3 Queue (filled) &lt;= 1 2 3</text:p>
      <text:p text:style-name="P1">Queue (filled) &lt;= 1 2 3 Queue (filled) &lt;= 2 3 Queue (filled) &lt;= 3</text:p>
      <text:p text:style-name="P1"/>
      <text:p text:style-name="P2"><text:span text:style-name="T16">Test VI:</text:span><text:span text:style-name="T10"><text:line-break/></text:span><text:span text:style-name="T18">Queue</text:span><text:span text:style-name="T10">&lt;</text:span><text:span text:style-name="T6">__int64</text:span><text:span text:style-name="T10">&gt; q1;</text:span></text:p>
      <text:p text:style-name="P1">q1.insert(1);</text:p>
      <text:p text:style-name="P1">q1.insert(2);</text:p>
      <text:p text:style-name="P1">q1.insert(3);</text:p>
      <text:p text:style-name="P2"><text:span text:style-name="T18">Queue</text:span><text:span text:style-name="T10">&lt;</text:span><text:span text:style-name="T6">__int64</text:span><text:span text:style-name="T10">&gt; q2 = q1;</text:span></text:p>
      <text:p text:style-name="P2"><text:span text:style-name="T18">Queue</text:span><text:span text:style-name="T10">&lt;</text:span><text:span text:style-name="T6">__int64</text:span><text:span text:style-name="T10">&gt; q3 = std::move(q1);</text:span></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q2.remove();</text:p>
      <text:p text:style-name="P1">q3.remove();</text:p>
      <text:p text:style-name="P1">q3.remove();</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text:line-break/>Oczekiwany wynik z konsoli to (program przechodzi test):</text:p>
      <text:p text:style-name="P1">Queue (filled) &lt;= 1 2 3 Queue (filled) &lt;= 1 2 3 Queue (filled) &lt;= 1 2 3</text:p>
      <text:p text:style-name="P1">Queue (filled) &lt;= 1 2 3 Queue (filled) &lt;= 2 3 Queue (filled) &lt;= 3</text:p>
      <text:p text:style-name="P1"/>
      <text:p text:style-name="P13">Test VII:</text:p>
      <text:p text:style-name="P2"><text:span text:style-name="T18">Queue</text:span><text:span text:style-name="T10">&lt;</text:span><text:span text:style-name="T6">__int64</text:span><text:span text:style-name="T10">&gt; q1;</text:span></text:p>
      <text:p text:style-name="P1">q1.insert(1);</text:p>
      <text:p text:style-name="P1">q1.insert(2);</text:p>
      <text:p text:style-name="P1">q1.insert(3);</text:p>
      <text:p text:style-name="P2"><text:span text:style-name="T18">Queue</text:span><text:span text:style-name="T10">&lt;</text:span><text:span text:style-name="T6">__int64</text:span><text:span text:style-name="T10">&gt; q2;</text:span></text:p>
      <text:p text:style-name="P1">q2.insert(4);</text:p>
      <text:p text:style-name="P1">q2.insert(5);</text:p>
      <text:p text:style-name="P2"><text:span text:style-name="T10">q2 </text:span><text:span text:style-name="T23">+=</text:span><text:span text:style-name="T10"> q1;</text:span></text:p>
      <text:p text:style-name="P2"><text:span text:style-name="T18">Queue</text:span><text:span text:style-name="T10">&lt;</text:span><text:span text:style-name="T6">__int64</text:span><text:span text:style-name="T10">&gt; q3;</text:span></text:p>
      <text:p text:style-name="P1">q3.insert(6);</text:p>
      <text:p text:style-name="P1">q3.insert(7);</text:p>
      <text:p text:style-name="P2"><text:span text:style-name="T10">q3 </text:span><text:span text:style-name="T23">+=</text:span><text:span text:style-name="T10"> std::move(q1);</text:span></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q2.remove();</text:p>
      <text:p text:style-name="P1">q3.remove();</text:p>
      <text:p text:style-name="P1">q3.remove();</text:p>
      <text:p text:style-name="P2"><text:span text:style-name="T10">std::cout </text:span><text:span text:style-name="T23">&lt;&lt;</text:span><text:span text:style-name="T10"> q1 </text:span><text:span text:style-name="T23">&lt;&lt;</text:span><text:span text:style-name="T10"> </text:span><text:span text:style-name="T24">" "</text:span><text:span text:style-name="T10"> </text:span><text:span text:style-name="T23">&lt;&lt;</text:span><text:span text:style-name="T10"> q2 </text:span><text:span text:style-name="T23">&lt;&lt;</text:span><text:span text:style-name="T10"> </text:span><text:span text:style-name="T24">" "</text:span><text:span text:style-name="T10"> </text:span><text:span text:style-name="T23">&lt;&lt;</text:span><text:span text:style-name="T10"> q3 </text:span><text:span text:style-name="T23">&lt;&lt;</text:span><text:span text:style-name="T10"> std::endl;</text:span></text:p>
      <text:p text:style-name="P1"><text:soft-page-break/></text:p>
      <text:p text:style-name="P1">Oczekiwany wynik z konsoli to (program przechodzi test):</text:p>
      <text:p text:style-name="P1">Queue (filled) &lt;= 1 2 3 Queue (filled) &lt;= 4 5 1 2 3 Queue (filled) &lt;= 6 7 1 2 3</text:p>
      <text:p text:style-name="P1">Queue (filled) &lt;= 1 2 3 Queue (filled) &lt;= 5 1 2 3 Queue (filled) &lt;= 1 2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n Michałek</meta:initial-creator>
    <meta:creation-date>2019-12-16T19:42:15.04</meta:creation-date>
    <dc:date>2019-12-16T21:45:33.29</dc:date>
    <dc:creator>Adrian Michałek</dc:creator>
    <meta:editing-duration>PT2H2M3S</meta:editing-duration>
    <meta:editing-cycles>8</meta:editing-cycles>
    <meta:generator>OpenOffice/4.1.7$Win32 OpenOffice.org_project/417m1$Build-9800</meta:generator>
    <meta:document-statistic meta:table-count="0" meta:image-count="0" meta:object-count="0" meta:page-count="10" meta:paragraph-count="250" meta:word-count="2059" meta:character-count="13719"/>
  </office:meta>
</office:document-meta>
</file>